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P2" style:family="paragraph" style:parent-style-name="Standard">
      <style:paragraph-properties fo:margin-left="1.984cm" fo:margin-right="0cm" fo:text-indent="-1.984cm" style:auto-text-indent="false"/>
    </style:style>
    <style:style style:name="P3" style:family="paragraph" style:parent-style-name="Standard">
      <style:paragraph-properties fo:margin-left="0cm" fo:margin-right="0cm" fo:text-indent="0.926cm" style:auto-text-indent="false"/>
    </style:style>
    <style:style style:name="T1" style:family="text">
      <style:text-properties fo:color="#ff0000" loext:opacity="100%" style:font-name="Iosevka" fo:font-size="8pt" fo:language="es" fo:country="ES" fo:font-weight="bold" style:font-name-asian="Courier 10 Pitch" style:font-size-asian="8pt" style:font-weight-asian="bold" style:font-name-complex="Iosevka1" style:font-size-complex="8pt" style:font-weight-complex="bold"/>
    </style:style>
    <style:style style:name="T2" style:family="text">
      <style:text-properties style:use-window-font-color="true" loext:opacity="0%" style:font-name="Iosevka" fo:font-size="7.5pt" fo:language="es" fo:country="ES" fo:font-weight="normal" style:font-name-asian="Courier 10 Pitch" style:font-size-asian="7.5pt" style:font-weight-asian="normal" style:font-name-complex="Iosevka1" style:font-size-complex="7.5pt" style:font-weight-complex="normal"/>
    </style:style>
    <style:style style:name="T3" style:family="text">
      <style:text-properties style:use-window-font-color="true" loext:opacity="0%" style:font-name="Iosevka" fo:font-size="7.5pt" fo:language="es" fo:country="ES" fo:font-weight="bold" style:font-name-asian="Courier 10 Pitch" style:font-size-asian="7.5pt" style:font-weight-asian="bold" style:font-name-complex="Iosevka1" style:font-size-complex="7.5pt" style:font-weight-complex="bold"/>
    </style:style>
    <style:style style:name="T4" style:family="text">
      <style:text-properties fo:color="#0070c0" loext:opacity="100%" style:font-name="Iosevka" fo:font-size="7.5pt" fo:language="es" fo:country="ES" fo:font-weight="bold" style:font-name-asian="Courier 10 Pitch" style:font-size-asian="7.5pt" style:font-weight-asian="bold" style:font-name-complex="Iosevka1" style:font-size-complex="7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uan grande es El</text:span><text:span text:style-name="T1"/></text:p>
      <text:p text:style-name="Standard"><text:span text:style-name="T1">Rojo </text:span><text:span text:style-name="T1"/></text:p>
      <text:p text:style-name="P1"/>
      <text:p text:style-name="Standard"><text:span text:style-name="T3">INTRO </text:span><text:span text:style-name="T3"/></text:p>
      <text:p text:style-name="Standard"><text:span text:style-name="T2">D C#m Bm A D</text:span><text:span text:style-name="T2"/></text:p>
      <text:p text:style-name="P1"/>
      <text:p text:style-name="Standard"><text:span text:style-name="T2"><text:s text:c="9"/>A</text:span><text:span text:style-name="T2"/></text:p>
      <text:p text:style-name="Standard"><text:span text:style-name="T2">Señor mi Dios</text:span><text:span text:style-name="T2"/></text:p>
      <text:p text:style-name="Standard"><text:span text:style-name="T2"><text:s text:c="19"/>D</text:span><text:span text:style-name="T2"/></text:p>
      <text:p text:style-name="Standard"><text:span text:style-name="T2">Al contemplar los cielos</text:span><text:span text:style-name="T2"/></text:p>
      <text:p text:style-name="Standard"><text:span text:style-name="T2"><text:s text:c="9"/>A <text:s text:c="5"/>Bm <text:s text:c="12"/>A</text:span><text:span text:style-name="T2"/></text:p>
      <text:p text:style-name="Standard"><text:span text:style-name="T2">El firmamento y las estrellas mil</text:span><text:span text:style-name="T2"/></text:p>
      <text:p text:style-name="Standard"><text:span text:style-name="T2"><text:s text:c="10"/>A</text:span><text:span text:style-name="T2"/></text:p>
      <text:p text:style-name="Standard"><text:span text:style-name="T2">Al oír tu voz</text:span><text:span text:style-name="T2"/></text:p>
      <text:p text:style-name="Standard"><text:span text:style-name="T2"><text:s text:c="18"/>D</text:span><text:span text:style-name="T2"/></text:p>
      <text:p text:style-name="Standard"><text:span text:style-name="T2">En los potentes truenos</text:span><text:span text:style-name="T2"/></text:p>
      <text:p text:style-name="Standard"><text:span text:style-name="T2"><text:s text:c="9"/>A <text:s text:c="6"/>Bm <text:s text:c="10"/>A E</text:span><text:span text:style-name="T2"/></text:p>
      <text:p text:style-name="Standard"><text:span text:style-name="T2">Y ver brillar el sol en su zenit</text:span><text:span text:style-name="T2"/></text:p>
      <text:p text:style-name="P1"/>
      <text:p text:style-name="Standard"><text:span text:style-name="T2"><text:s text:c="8"/>A <text:s text:c="4"/>D <text:s text:c="10"/>A <text:s/>F#m</text:span><text:span text:style-name="T2"/></text:p>
      <text:p text:style-name="Standard"><text:span text:style-name="T2">Mi corazón entona la canción</text:span><text:span text:style-name="T2"/></text:p>
      <text:p text:style-name="Standard"><text:span text:style-name="T2"><text:s text:c="15"/>Bm E <text:s text:c="15"/>A <text:s/>E</text:span><text:span text:style-name="T2"/></text:p>
      <text:p text:style-name="Standard"><text:span text:style-name="T2">cuán grande es El <text:s text:c="2"/>cuán grande es El</text:span><text:span text:style-name="T2"/></text:p>
      <text:p text:style-name="Standard"><text:span text:style-name="T2"><text:s text:c="8"/>A <text:s text:c="4"/>D <text:s text:c="10"/>A <text:s/>F#m</text:span><text:span text:style-name="T2"/></text:p>
      <text:p text:style-name="Standard"><text:span text:style-name="T2">Mi corazón entona la canción</text:span><text:span text:style-name="T2"/></text:p>
      <text:p text:style-name="Standard"><text:span text:style-name="T2"><text:s text:c="15"/>Bm <text:s text:c="14"/></text:span><text:span text:style-name="T2"/></text:p>
      <text:p text:style-name="Standard"><text:span text:style-name="T2">Cuán grande es El <text:s text:c="2"/></text:span><text:span text:style-name="T2"/></text:p>
      <text:p text:style-name="Standard"><text:span text:style-name="T2"><text:s text:c="7"/>E <text:s text:c="7"/></text:span><text:span text:style-name="T4">D</text:span><text:span text:style-name="T2"> C#m Bm A D</text:span><text:span text:style-name="T2"/></text:p>
      <text:p text:style-name="Standard"><text:span text:style-name="T2">C</text:span><text:bookmark text:name="_GoBack"/><text:span text:style-name="T2">uán grande es El</text:span><text:span text:style-name="T2"/></text:p>
      <text:p text:style-name="P1"/>
      <text:p text:style-name="Standard"><text:span text:style-name="T3">Nota:</text:span><text:span text:style-name="T2"> Este ultimo </text:span><text:span text:style-name="T4">D</text:span><text:span text:style-name="T2"> es en el 5to traste</text:span><text:span text:style-name="T2"/></text:p>
      <text:p text:style-name="Standard"><text:soft-page-break/><text:span text:style-name="T2"><text:s text:c="10"/>B</text:span><text:span text:style-name="T2"/></text:p>
      <text:p text:style-name="Standard"><text:span text:style-name="T2">Cuando recuerdo</text:span><text:span text:style-name="T2"/></text:p>
      <text:p text:style-name="Standard"><text:span text:style-name="T2"><text:s text:c="10"/>E</text:span><text:span text:style-name="T2"/></text:p>
      <text:p text:style-name="Standard"><text:span text:style-name="T2">El amor divino</text:span><text:span text:style-name="T2"/></text:p>
      <text:p text:style-name="Standard"><text:span text:style-name="T2"><text:s text:c="14"/>B <text:s text:c="7"/>F# <text:s text:c="8"/>B</text:span><text:span text:style-name="T2"/></text:p>
      <text:p text:style-name="Standard"><text:span text:style-name="T2">Que desde el cielo al salvador envió</text:span><text:span text:style-name="T2"/></text:p>
      <text:p text:style-name="P1"/>
      <text:p text:style-name="Standard"><text:span text:style-name="T2"><text:s text:c="8"/>B</text:span><text:span text:style-name="T2"/></text:p>
      <text:p text:style-name="Standard"><text:span text:style-name="T2">Aquel Jesús</text:span><text:span text:style-name="T2"/></text:p>
      <text:p text:style-name="Standard"><text:span text:style-name="T2"><text:s text:c="18"/>E</text:span><text:span text:style-name="T2"/></text:p>
      <text:p text:style-name="Standard"><text:span text:style-name="T2">Que por salvarnos vino</text:span><text:span text:style-name="T2"/></text:p>
      <text:p text:style-name="Standard"><text:span text:style-name="T2"><text:s text:c="10"/>B <text:s text:c="5"/>F# <text:s text:c="11"/>B F#</text:span><text:span text:style-name="T2"/></text:p>
      <text:p text:style-name="Standard"><text:span text:style-name="T2">Y en una cruz sufrió por mi murió</text:span><text:span text:style-name="T2"/></text:p>
      <text:p text:style-name="P1"/>
      <text:p text:style-name="Standard"><text:span text:style-name="T2"><text:s text:c="8"/>B <text:s text:c="4"/>E <text:s text:c="10"/>B <text:s/>G#m</text:span><text:span text:style-name="T2"/></text:p>
      <text:p text:style-name="Standard"><text:span text:style-name="T2">Mi corazón entona la canción</text:span><text:span text:style-name="T2"/></text:p>
      <text:p text:style-name="Standard"><text:span text:style-name="T2"><text:s text:c="15"/>C#m F# <text:s text:c="14"/>B F#</text:span><text:span text:style-name="T2"/></text:p>
      <text:p text:style-name="Standard"><text:span text:style-name="T2">cuán grande es El <text:s text:c="2"/>cuán grande es El</text:span><text:span text:style-name="T2"/></text:p>
      <text:p text:style-name="Standard"><text:span text:style-name="T2"><text:s text:c="8"/>B <text:s text:c="4"/>E <text:s text:c="10"/>B <text:s/>G#m</text:span><text:span text:style-name="T2"/></text:p>
      <text:p text:style-name="Standard"><text:span text:style-name="T2">Mi corazón entona la canción</text:span><text:span text:style-name="T2"/></text:p>
      <text:p text:style-name="Standard"><text:span text:style-name="T2"><text:s text:c="15"/>C#m <text:s text:c="6"/>F# <text:s text:c="12"/></text:span><text:span text:style-name="T2"/></text:p>
      <text:p text:style-name="Standard"><text:span text:style-name="T2">Cuán grande es El cuán grande es El</text:span><text:span text:style-name="T2"/></text:p>
      <text:p text:style-name="Standard"><text:span text:style-name="T2">G#m E B F#</text:span><text:span text:style-name="T2"/></text:p>
      <text:p text:style-name="Standard"><text:span text:style-name="T2">G#m E B F#</text:span><text:span text:style-name="T2"/></text:p>
      <text:p text:style-name="Standard"><text:span text:style-name="T2">E B C#m</text:span><text:span text:style-name="T2"/></text:p>
      <text:p text:style-name="P1"/>
      <text:p text:style-name="P1"/>
      <text:p text:style-name="Standard"><text:span text:style-name="T2"><text:s text:c="8"/>B <text:s text:c="4"/>E <text:s text:c="10"/>B <text:s/>G#m</text:span><text:span text:style-name="T2"/></text:p>
      <text:p text:style-name="Standard"><text:span text:style-name="T2">Mi corazón entona la canción</text:span><text:span text:style-name="T2"/></text:p>
      <text:p text:style-name="Standard"><text:span text:style-name="T2"><text:s text:c="15"/>C#m F# <text:s text:c="14"/>B F#</text:span><text:span text:style-name="T2"/></text:p>
      <text:p text:style-name="Standard"><text:span text:style-name="T2">Cuán grande es El <text:s text:c="2"/>cuán grande es El</text:span><text:span text:style-name="T2"/></text:p>
      <text:p text:style-name="Standard"><text:soft-page-break/><text:span text:style-name="T2"><text:s text:c="8"/>B <text:s text:c="4"/>E <text:s text:c="10"/>B <text:s/>G#m</text:span><text:span text:style-name="T2"/></text:p>
      <text:p text:style-name="Standard"><text:span text:style-name="T2">Mi corazón entona la canción</text:span><text:span text:style-name="T2"/></text:p>
      <text:p text:style-name="Standard"><text:span text:style-name="T2"><text:s text:c="15"/>C#m <text:s text:c="6"/>F# <text:s text:c="5"/>G#m B <text:s text:c="11"/></text:span><text:span text:style-name="T2"/></text:p>
      <text:p text:style-name="P2"><text:span text:style-name="T2">Cuán grande es El cuán grande es El <text:s text:c="16"/>C#m <text:s/></text:span><text:span text:style-name="T2"/></text:p>
      <text:p text:style-name="Standard"><text:span text:style-name="T2">Cuan grande es El </text:span><text:span text:style-name="T2"/></text:p>
      <text:p text:style-name="P3"><text:span text:style-name="T2">F# <text:s text:c="5"/>G#m B</text:span><text:span text:style-name="T2"/></text:p>
      <text:p text:style-name="Standard"><text:span text:style-name="T2">Cuan grande es El </text:span><text:span text:style-name="T2"/></text:p>
      <text:p text:style-name="Standard"><text:span text:style-name="T2"><text:s text:c="15"/>C#m </text:span><text:span text:style-name="T2"/></text:p>
      <text:p text:style-name="Standard"><text:span text:style-name="T2">Cuan grande es El</text:span><text:span text:style-name="T2"/></text:p>
      <text:p text:style-name="P3"><text:span text:style-name="T2">F# <text:s text:c="5"/>B <text:s/>A E B</text:span><text:span text:style-name="T2"/></text:p>
      <text:p text:style-name="Standard"><text:span text:style-name="T2">Cuan grande es El </text:span><text:span text:style-name="T2"/></text:p>
      <text:p text:style-name="Standard"><text:span text:style-name="T2">B A E B</text:span><text:span text:style-name="T2"/></text:p>
      <text:p text:style-name="Standard"><text:span text:style-name="T2">B A E B</text:span><text:span text:style-name="T2"/></text:p>
      <text:p text:style-name="P1"/>
      <text:p text:style-name="Standard"><text:span text:style-name="T2">B A E B</text:span><text:span text:style-name="T2"/></text:p>
      <text:p text:style-name="Standard"><text:span text:style-name="T2">B A E B</text:span><text:span text:style-name="T2"/></text:p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 10 Pitch" svg:font-family="'Courier 10 Pitch'" style:font-family-generic="system" style:font-pitch="variable"/>
    <style:font-face style:name="Iosevka" svg:font-family="Iosevka" style:font-family-generic="roman" style:font-pitch="variable"/>
    <style:font-face style:name="Iosevka1" svg:font-family="Iosevk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C" style:letter-kerning="false" style:font-name-asian="宋体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0pt" fo:language="es" fo:country="EC" style:letter-kerning="false" style:font-name-asian="宋体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C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line-height="0.353cm" fo:text-align="start" style:justify-single-word="false" fo:orphans="2" fo:widows="2" fo:keep-with-next="always"/>
      <style:text-properties fo:color="#ff0000" loext:opacity="100%" style:font-name="Iosevka" fo:font-family="Iosevka" style:font-family-generic="roman" style:font-pitch="variable" fo:font-size="10pt" fo:language="es" fo:country="ES" fo:font-weight="bold" style:letter-kerning="true" style:font-name-asian="Noto Serif CJK SC" style:font-family-asian="'Noto Serif CJK SC'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6.301cm" fo:page-height="11cm" style:num-format="1" style:print-orientation="portrait" fo:margin-top="0.3cm" fo:margin-bottom="0.3cm" fo:margin-left="0.3cm" fo:margin-right="0.3cm" style:writing-mode="lr-tb" style:layout-grid-color="#c0c0c0" style:layout-grid-lines="18" style:layout-grid-base-height="0.5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3T05:44:00</meta:creation-date>
    <meta:initial-creator>Washington Indacochea Delgado</meta:initial-creator>
    <dc:creator>wachin</dc:creator>
    <dc:date>2023-08-23T23:00:14</dc:date>
    <meta:editing-cycles>6</meta:editing-cycles>
    <meta:editing-duration>PT5M</meta:editing-duration>
    <meta:generator>LibreOffice/7.4.7.2$Linux_x86 LibreOffice_project/40$Build-2</meta:generator>
    <meta:document-statistic meta:table-count="0" meta:image-count="0" meta:object-count="0" meta:page-count="3" meta:paragraph-count="69" meta:word-count="277" meta:character-count="1636" meta:non-whitespace-character-count="818"/>
    <meta:user-defined meta:name="KSOProductBuildVer">3082-11.1.0.8392</meta:user-defined>
  </office:meta>
</office:document-meta>
</file>